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BLANCA" svg:font-family="'AR BLANCA'" style:font-pitch="variable"/>
    <style:font-face style:name="Tempus Sans ITC" svg:font-family="'Tempus Sans ITC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risten ITC" svg:font-family="'Kristen ITC'" style:font-family-generic="script" style:font-pitch="variable"/>
    <style:font-face style:name="Monotype Corsiva" svg:font-family="'Monotype Corsiva'" style:font-family-generic="script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9.55cm" fo:min-width="9.3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0.4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Tempus Sans ITC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style:font-name="Tempus Sans ITC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end"/>
      <style:text-properties style:font-name="Tempus Sans ITC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paragraph-properties fo:text-align="end"/>
      <style:text-properties style:font-name="Tempus Sans ITC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fo:text-align="start"/>
      <style:text-properties style:font-name="Tempus Sans ITC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Tempus Sans IT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cm" svg:height="9.8cm" svg:x="1.4cm" svg:y="1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3.5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6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8.6cm" svg:y="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8.6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6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6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5.9cm" svg:y="8.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3cm" svg:height="0.899cm" svg:x="2.1cm" svg:y="2cm">
          <draw:text-box>
            <text:p text:style-name="P2"><text:span text:style-name="T1">Pumping</text:span></text:p>
          </draw:text-box>
        </draw:frame>
        <draw:frame draw:style-name="gr4" draw:text-style-name="P3" draw:layer="layout" svg:width="3.3cm" svg:height="0.899cm" svg:x="4.5cm" svg:y="2cm">
          <draw:text-box>
            <text:p text:style-name="P2"><text:span text:style-name="T1">Override</text:span></text:p>
          </draw:text-box>
        </draw:frame>
        <draw:frame draw:style-name="gr4" draw:text-style-name="P3" draw:layer="layout" svg:width="3.3cm" svg:height="0.899cm" svg:x="7.3cm" svg:y="2cm">
          <draw:text-box>
            <text:p text:style-name="P2"><text:span text:style-name="T1">Water low</text:span></text:p>
          </draw:text-box>
        </draw:frame>
        <draw:frame draw:style-name="gr4" draw:text-style-name="P5" draw:layer="layout" svg:width="3.3cm" svg:height="0.899cm" svg:x="5.2cm" svg:y="5.201cm">
          <draw:text-box>
            <text:p text:style-name="P4"><text:span text:style-name="T1">Status</text:span></text:p>
          </draw:text-box>
        </draw:frame>
        <draw:frame draw:style-name="gr4" draw:text-style-name="P3" draw:layer="layout" svg:width="3.3cm" svg:height="0.899cm" svg:x="6.6cm" svg:y="7.5cm">
          <draw:text-box>
            <text:p text:style-name="P6"><text:span text:style-name="T1">Bypass</text:span></text:p>
          </draw:text-box>
        </draw:frame>
        <draw:frame draw:style-name="gr4" draw:text-style-name="P3" draw:layer="layout" svg:width="3.3cm" svg:height="0.899cm" svg:x="6.7cm" svg:y="9.901cm">
          <draw:text-box>
            <text:p text:style-name="P6"><text:span text:style-name="T1">Act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BLANCA" svg:font-family="'AR BLANCA'" style:font-pitch="variable"/>
    <style:font-face style:name="Tempus Sans ITC" svg:font-family="'Tempus Sans ITC'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risten ITC" svg:font-family="'Kristen ITC'" style:font-family-generic="script" style:font-pitch="variable"/>
    <style:font-face style:name="Monotype Corsiva" svg:font-family="'Monotype Corsiva'" style:font-family-generic="script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5:28:24.866000000</meta:creation-date>
    <dc:date>2016-05-15T16:02:42.919000000</dc:date>
    <meta:editing-duration>PT34M20S</meta:editing-duration>
    <meta:editing-cycles>6</meta:editing-cycles>
    <meta:generator>LibreOffice/4.4.1.2$Windows_x86 LibreOffice_project/45e2de17089c24a1fa810c8f975a7171ba4cd432</meta:generator>
    <meta:print-date>2016-05-15T15:56:43.197000000</meta:print-date>
    <meta:document-statistic meta:object-count="14"/>
  </office:meta>
</office:document-meta>
</file>